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– faremos?</text:p>
              </text:list-item>
              <text:list-item>
                <text:p>Pilha de Métodos Nativos – não faremo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.Lê instrução</text:p>
              </text:list-item>
              <text:list-item>
                <text:p>2. Executa instrução</text:p>
              </text:list-item>
              <text:list-item>
                <text:p>3. Vai para a próxima instrução, com o passo seguin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5-29T15:58:17.216826233</dc:date>
    <meta:editing-duration>PT18H53M40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